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854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12cm" fo:min-width="0cm"/>
      <style:paragraph-properties style:writing-mode="lr-tb"/>
    </style:style>
    <style:style style:name="gr3" style:family="graphic" style:parent-style-name="objectwithoutfill">
      <style:graphic-properties draw:marker-end="Arrowheads_20_3" draw:fill="none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5cm" fo:min-width="0cm"/>
      <style:paragraph-properties style:writing-mode="lr-tb"/>
    </style:style>
    <style:style style:name="gr5" style:family="graphic" style:parent-style-name="objectwithoutfill">
      <style:graphic-properties draw:fill="none"/>
    </style:style>
    <style:style style:name="gr6" style:family="graphic" style:parent-style-name="objectwithoutfill">
      <style:graphic-properties draw:marker-start="Arrowheads_20_5" draw:marker-end="" draw:fill="non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469cm" fo:min-width="1.699cm"/>
      <style:paragraph-properties style:writing-mode="lr-tb"/>
    </style:style>
    <style:style style:name="gr8" style:family="graphic" style:parent-style-name="objectwithoutfill">
      <style:graphic-properties svg:stroke-width="0.025cm" svg:stroke-color="#000000" draw:marker-start-width="0.229cm" draw:marker-end="Arrow" draw:marker-end-width="0.229cm" draw:fill="solid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fo:min-height="0.395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469cm" fo:min-width="1.699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text-position="0% 100%"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T3" style:family="text">
      <style:text-properties style:text-position="-8% 58%" style:font-name="Liberation Sans2" fo:font-size="12pt" style:font-name-asian="Liberation Sans2" style:font-size-asian="12pt" style:font-name-complex="Liberation Sans2" style:font-size-complex="12pt"/>
    </style:style>
    <style:style style:name="T4" style:family="text">
      <style:text-properties style:font-name="Liberation Sans" fo:font-size="10pt" fo:font-weight="normal" style:letter-kerning="true" style:font-name-asian="Noto Sans CJK SC" style:font-size-asian="10pt" style:font-weight-asian="normal" style:font-name-complex="Lohit Devanagar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1.905cm" svg:x="4.64cm" svg:y="4.615cm">
          <text:p text:style-name="P1"><text:span text:style-name="T1">STARK</text:span></text:p>
          <text:p text:style-name="P1"><text:span text:style-name="T1">prove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662cm" svg:x="2.84cm" svg:y="4.648cm">
          <draw:text-box>
            <text:p text:style-name="P2"><text:span text:style-name="T1">inputs</text:span></text:p>
          </draw:text-box>
        </draw:frame>
        <draw:frame draw:style-name="gr2" draw:text-style-name="P3" draw:layer="layout" svg:width="1.905cm" svg:height="0.662cm" svg:x="2.67cm" svg:y="5.455cm">
          <draw:text-box>
            <text:p text:style-name="P2"><text:span text:style-name="T1">publics</text:span></text:p>
          </draw:text-box>
        </draw:frame>
        <draw:line draw:style-name="gr3" draw:text-style-name="P4" draw:layer="layout" svg:x1="7.173cm" svg:y1="5.18cm" svg:x2="8.623cm" svg:y2="5.18cm">
          <text:p/>
        </draw:line>
        <draw:line draw:style-name="gr3" draw:text-style-name="P4" draw:layer="layout" svg:x1="3.074cm" svg:y1="5.28cm" svg:x2="4.563cm" svg:y2="5.28cm">
          <text:p/>
        </draw:line>
        <draw:line draw:style-name="gr3" draw:text-style-name="P4" draw:layer="layout" svg:x1="3.175cm" svg:y1="6.08cm" svg:x2="4.557cm" svg:y2="6.08cm">
          <text:p/>
        </draw:line>
        <draw:frame draw:style-name="gr4" draw:text-style-name="P6" draw:layer="layout" svg:width="1.905cm" svg:height="0.725cm" svg:x="6.926cm" svg:y="4.299cm">
          <draw:text-box>
            <text:p text:style-name="P5"><text:span text:style-name="T2">π</text:span><text:span text:style-name="T3">STARK</text:span></text:p>
          </draw:text-box>
        </draw:frame>
        <draw:line draw:style-name="gr5" draw:text-style-name="P4" draw:layer="layout" svg:x1="3.81cm" svg:y1="6.08cm" svg:x2="3.81cm" svg:y2="6.985cm">
          <text:p/>
        </draw:line>
        <draw:line draw:style-name="gr6" draw:text-style-name="P4" draw:layer="layout" svg:x1="13.128cm" svg:y1="6.96cm" svg:x2="3.81cm" svg:y2="6.96cm">
          <text:p/>
        </draw:line>
        <draw:custom-shape draw:style-name="gr7" draw:text-style-name="P7" draw:layer="layout" svg:width="2.385cm" svg:height="1.905cm" svg:x="8.616cm" svg:y="4.622cm">
          <text:p text:style-name="P7"><text:span text:style-name="T1">CIRCUIT</text:span></text:p>
          <text:p text:style-name="P7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8.002cm" svg:y1="6.087cm" svg:x2="8.637cm" svg:y2="6.087cm">
          <text:p/>
        </draw:line>
        <draw:line draw:style-name="gr5" draw:text-style-name="P4" draw:layer="layout" svg:x1="8.009cm" svg:y1="6.088cm" svg:x2="8.009cm" svg:y2="6.993cm">
          <text:p/>
        </draw:line>
        <draw:line draw:style-name="gr3" draw:text-style-name="P4" draw:layer="layout" svg:x1="10.988cm" svg:y1="5.343cm" svg:x2="13.167cm" svg:y2="5.343cm">
          <text:p/>
        </draw:line>
        <draw:frame draw:style-name="gr4" draw:text-style-name="P3" draw:layer="layout" svg:width="1.905cm" svg:height="0.725cm" svg:x="11.13cm" svg:y="4.504cm">
          <draw:text-box>
            <text:p text:style-name="P5"><text:span text:style-name="T2">π</text:span><text:span text:style-name="T3">CIRCUIT</text:span></text:p>
          </draw:text-box>
        </draw:frame>
        <draw:line draw:style-name="gr8" draw:text-style-name="P8" draw:layer="layout" svg:x1="15.411cm" svg:y1="6.181cm" svg:x2="16.2cm" svg:y2="6.181cm">
          <text:p/>
        </draw:line>
        <draw:frame draw:style-name="gr9" draw:text-style-name="P9" draw:layer="layout" svg:width="2.755cm" svg:height="0.645cm" svg:x="16.098cm" svg:y="5.791cm">
          <draw:text-box>
            <text:p><text:span text:style-name="T4">accept/reject</text:span></text:p>
          </draw:text-box>
        </draw:frame>
        <draw:custom-shape draw:style-name="gr10" draw:text-style-name="P7" draw:layer="layout" svg:width="2.385cm" svg:height="1.905cm" svg:x="13.203cm" svg:y="5.213cm">
          <text:p text:style-name="P7"><text:span text:style-name="T1">CIRCUIT</text:span></text:p>
          <text:p text:style-name="P7"><text:span text:style-name="T1">ver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1H17M15S</meta:editing-duration>
    <meta:editing-cycles>21</meta:editing-cycles>
    <meta:generator>LibreOffice/7.3.7.2$Linux_X86_64 LibreOffice_project/30$Build-2</meta:generator>
    <dc:date>2023-01-20T19:44:07.068101891</dc:date>
    <meta:document-statistic meta:object-count="40"/>
  </office:meta>
</office:document-meta>
</file>